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text-properties style:use-window-font-color="true" style:font-name="Droid Sans Mono" fo:font-size="10.5pt" fo:font-weight="normal" officeooo:rsid="00055c97" officeooo:paragraph-rsid="0004693d" fo:background-color="transparent" style:font-weight-asian="normal" style:font-weight-complex="normal"/>
    </style:style>
    <style:style style:name="P10" style:family="paragraph" style:parent-style-name="Standard">
      <style:text-properties officeooo:rsid="000714e7" officeooo:paragraph-rsid="000714e7"/>
    </style:style>
    <style:style style:name="P11" style:family="paragraph" style:parent-style-name="Standard">
      <style:text-properties officeooo:rsid="0009a85d" officeooo:paragraph-rsid="0009a85d"/>
    </style:style>
    <style:style style:name="P12" style:family="paragraph" style:parent-style-name="Standard">
      <style:text-properties officeooo:rsid="000d210c" officeooo:paragraph-rsid="000d210c"/>
    </style:style>
    <style:style style:name="P13" style:family="paragraph" style:parent-style-name="Standard">
      <style:text-properties fo:font-weight="bold" officeooo:rsid="0003659d" officeooo:paragraph-rsid="0003659d" style:font-weight-asian="bold" style:font-weight-complex="bold"/>
    </style:style>
    <style:style style:name="P14" style:family="paragraph" style:parent-style-name="Standard">
      <style:text-properties fo:font-weight="normal" officeooo:rsid="00043777" officeooo:paragraph-rsid="00043777" style:font-weight-asian="normal" style:font-weight-complex="normal"/>
    </style:style>
    <style:style style:name="P15" style:family="paragraph" style:parent-style-name="Standard">
      <style:text-properties fo:font-weight="normal" officeooo:rsid="00045f4a" officeooo:paragraph-rsid="00045f4a" style:font-weight-asian="normal" style:font-weight-complex="normal"/>
    </style:style>
    <style:style style:name="P16" style:family="paragraph" style:parent-style-name="Standard">
      <style:text-properties fo:font-weight="normal" officeooo:rsid="0004693d" officeooo:paragraph-rsid="0004693d" style:font-weight-asian="normal" style:font-weight-complex="normal"/>
    </style:style>
    <style:style style:name="P17" style:family="paragraph" style:parent-style-name="Standard">
      <style:text-properties fo:font-weight="normal" officeooo:rsid="00055c97" officeooo:paragraph-rsid="0004693d" style:font-weight-asian="normal" style:font-weight-complex="normal"/>
    </style:style>
    <style:style style:name="P18" style:family="paragraph" style:parent-style-name="Standard">
      <style:text-properties fo:font-weight="normal" officeooo:rsid="000714e7" officeooo:paragraph-rsid="0004693d" style:font-weight-asian="normal" style:font-weight-complex="normal"/>
    </style:style>
    <style:style style:name="P19" style:family="paragraph" style:parent-style-name="Standard">
      <style:text-properties fo:font-weight="normal" officeooo:rsid="0011cf34" officeooo:paragraph-rsid="00150802" style:font-weight-asian="normal" style:font-weight-complex="normal"/>
    </style:style>
    <style:style style:name="P20" style:family="paragraph" style:parent-style-name="Standard">
      <style:text-properties fo:font-weight="normal" officeooo:rsid="0011cf34" officeooo:paragraph-rsid="0011cf34" style:font-weight-asian="normal" style:font-weight-complex="normal"/>
    </style:style>
    <style:style style:name="P21" style:family="paragraph" style:parent-style-name="Standard">
      <style:text-properties fo:font-weight="normal" officeooo:rsid="000fd00d" officeooo:paragraph-rsid="000fd00d" style:font-weight-asian="normal" style:font-weight-complex="normal"/>
    </style:style>
    <style:style style:name="P22" style:family="paragraph" style:parent-style-name="Standard">
      <style:text-properties fo:font-weight="normal" officeooo:rsid="0016c162" officeooo:paragraph-rsid="0011cf34" style:font-weight-asian="normal" style:font-weight-complex="normal"/>
    </style:style>
    <style:style style:name="P23" style:family="paragraph" style:parent-style-name="Standard">
      <style:text-properties style:text-line-through-style="none" style:text-line-through-type="none" fo:font-weight="normal" officeooo:rsid="000738ea" officeooo:paragraph-rsid="000714e7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font-weight="normal" officeooo:rsid="0009a85d" officeooo:paragraph-rsid="0009a85d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font-weight="normal" officeooo:rsid="000d210c" officeooo:paragraph-rsid="000d210c" style:font-weight-asian="normal" style:font-weight-complex="normal"/>
    </style:style>
    <style:style style:name="P27" style:family="paragraph" style:parent-style-name="Standard">
      <style:text-properties fo:color="#d4d4d4" style:font-name="Droid Sans Mono1" fo:font-size="10.5pt" fo:font-weight="normal" officeooo:paragraph-rsid="0011cf34" fo:background-color="#1e1e1e" style:font-weight-asian="normal" style:font-weight-complex="normal"/>
    </style:style>
    <style:style style:name="P28" style:family="paragraph" style:parent-style-name="Text_20_body">
      <style:text-properties officeooo:paragraph-rsid="00150802"/>
    </style:style>
    <style:style style:name="P29" style:family="paragraph" style:parent-style-name="Text_20_body">
      <style:text-properties fo:color="#d4d4d4" style:text-line-through-style="none" style:text-line-through-type="none" style:font-name="Droid Sans Mono1" fo:font-size="10.5pt" fo:font-weight="normal" officeooo:rsid="000fd00d" officeooo:paragraph-rsid="000d210c" fo:background-color="#1e1e1e" style:font-weight-asian="normal" style:font-weight-complex="normal"/>
    </style:style>
    <style:style style:name="P30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1" fo:font-size="10.5pt" officeooo:paragraph-rsid="00150802" fo:background-color="#1e1e1e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paragraph-rsid="00150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50802" style:font-weight-asian="normal" style:font-weight-complex="normal"/>
    </style:style>
    <style:style style:name="T11" style:family="text">
      <style:text-properties officeooo:rsid="00043777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line-through-style="none" style:text-line-through-type="none" fo:font-weight="normal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18" style:family="text">
      <style:text-properties fo:color="#9cdcfe"/>
    </style:style>
    <style:style style:name="T19" style:family="text">
      <style:text-properties fo:color="#ce9178"/>
    </style:style>
    <style:style style:name="T20" style:family="text">
      <style:text-properties officeooo:rsid="001a75d2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1">$ mkdir movielib</text:p>
      <text:p text:style-name="P1">$ cd movielib</text:p>
      <text:p text:style-name="P1">$ npm init <text:s/><text:span text:style-name="T11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13"/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14"/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2">npm i</text:span><text:span text:style-name="T3"> to download all those dependencies from package.json) </text:span></text:p>
      <text:p text:style-name="P15"/>
      <text:p text:style-name="P16">&gt; test API</text:p>
      <text:p text:style-name="P16"/>
      <text:p text:style-name="P7"><text:span text:style-name="T3">- create a movie in </text:span><text:span text:style-name="T7">server/movie.service</text:span></text:p>
      <text:p text:style-name="P17"/>
      <text:p text:style-name="P9">let movies: {[key : number] : Movie} = {</text:p>
      <text:p text:style-name="P8">35 : {</text:p>
      <text:p text:style-name="P8">id: 35,</text:p>
      <text:p text:style-name="P8">titel: "Harry Potter- Viselsten",</text:p>
      <text:p text:style-name="P8">year: "2005",</text:p>
      <text:p text:style-name="P8">description: "Harry som ung",</text:p>
      <text:p text:style-name="P8">picture: "hfhfhf",</text:p>
      <text:p text:style-name="P8">genre: "Adventure",</text:p>
      <text:p text:style-name="P8">favorite: false</text:p>
      <text:p text:style-name="P8">}</text:p>
      <text:p text:style-name="P8">};</text:p>
      <text:p text:style-name="P17"/>
      <text:p text:style-name="P16"/>
      <text:p text:style-name="P16">$ npm run dev <text:tab/>//start the server</text:p>
      <text:p text:style-name="P7"><text:span text:style-name="T3">$ curl localhost:8080/movie // </text:span><text:span text:style-name="T8">you should see the movie info as an object</text:span></text:p>
      <text:p text:style-name="P18"/>
      <text:p text:style-name="P18">- create a movie via PUT or POST</text:p>
      <text:p text:style-name="P18"/>
      <text:p text:style-name="P10"><text:span text:style-name="T3">$ </text:span><text:span text:style-name="T14">curl localhost:8080/movie -X PUT -H 'Content-Type:application/json' -d '{"titel":"Superman", "year":"1999", "picture":"link", "description":"Louise &amp; Clark", "genre":"Adventure"}'</text:span></text:p>
      <text:p text:style-name="P23"/>
      <text:p text:style-name="P10"><text:span text:style-name="T14">- </text:span><text:span text:style-name="T15">Delete a movie with DELETE</text:span></text:p>
      <text:p text:style-name="P24">$ curl localhost: -X DELETE localhost:8080/movie/movieId</text:p>
      <text:p text:style-name="P24"/>
      <text:p text:style-name="P11"><text:span text:style-name="T13">- </text:span><text:span text:style-name="T16">Add movie as favorite</text:span></text:p>
      <text:p text:style-name="P25">$ curl -X PUT localhost:8080/movie/favorite/movieId</text:p>
      <text:p text:style-name="P25"/>
      <text:p text:style-name="P25"/>
      <text:p text:style-name="P25"/>
      <text:p text:style-name="P26"><text:soft-page-break/>Tets</text:p>
      <text:p text:style-name="P26">===</text:p>
      <text:p text:style-name="P12"><text:span text:style-name="T13">$ </text:span><text:span text:style-name="Source_20_Text"><text:span text:style-name="T17">npm install --save-dev jest typescript ts-jest @types/jest</text:span></text:span></text:p>
      <text:p text:style-name="P19"/>
      <text:p text:style-name="P28"><text:span text:style-name="T10">$ </text:span><text:span text:style-name="Source_20_Text"><text:span text:style-name="T9">npx ts-jest config:init</text:span></text:span><text:span text:style-name="T9"> to create the jest.config.js file. </text:span></text:p>
      <text:list xml:id="list1802403735" text:style-name="L1">
        <text:list-item>
          <text:p text:style-name="P31">Change the scripts field in package.json to:</text:p>
        </text:list-item>
      </text:list>
      <text:p text:style-name="P30"><text:span text:style-name="T18">"scripts"</text:span>: {</text:p>
      <text:p text:style-name="P30"><text:span text:style-name="T18">"dev"</text:span>: <text:span text:style-name="T19">"ts-node-dev --respawn --pretty --transpile-only src/index.ts"</text:span>,</text:p>
      <text:p text:style-name="P30"><text:span text:style-name="T18">"test"</text:span>: <text:span text:style-name="T19">"jest"</text:span></text:p>
      <text:p text:style-name="P29">},</text:p>
      <text:p text:style-name="P21"/>
      <text:p text:style-name="P20">&gt; Write some tests and the run</text:p>
      <text:p text:style-name="P20"/>
      <text:p text:style-name="P22">$ npm test <text:span text:style-name="T20">or npx jest</text:span></text:p>
      <text:p text:style-name="P27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12T13:12:01.025700464</dc:date>
    <meta:editing-duration>PT2H21M7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245" meta:character-count="1518" meta:non-whitespace-character-count="1320"/>
  </office:meta>
</office:document-meta>
</file>